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7.02.2018 11:58:07<text:tab/>Чтение идентификационных данных</text:p>
      <text:p text:style-name="P1">Внутренний номер: 936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7.02.2018 11:58:09<text:tab/>Чтение времени интегрирования</text:p>
      <text:p text:style-name="P1">254</text:p>
      <text:p text:style-name="P1"/>
      <text:p text:style-name="P1">27.02.2018 11:58:10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7.02.2018 11:58:12<text:tab/>Чтение коэффициентов</text:p>
      <text:p text:style-name="P1">Cчётчик 1: мёртвое время: 6.993e-005</text:p>
      <text:p text:style-name="P1">Cчётчик 1: коэффициент: 0.07084</text:p>
      <text:p text:style-name="P1">Cчётчик 1: собственный фон: 0.7581</text:p>
      <text:p text:style-name="P1"/>
      <text:p text:style-name="P1">27.02.2018 11:58:16<text:tab/>Чтение коэффициентов</text:p>
      <text:p text:style-name="P1">Cчётчик 1: мёртвое время: 2.873e-005</text:p>
      <text:p text:style-name="P1">Cчётчик 1: коэффициент: 6.939</text:p>
      <text:p text:style-name="P1">Cчётчик 1: собственный фон: 0</text:p>
      <text:p text:style-name="P1"/>
      <text:p text:style-name="P1">27.02.2018 11:58:20<text:tab/>Чтение коэффициентов</text:p>
      <text:p text:style-name="P1">Cчётчик 1: мёртвое время: 0.0001281</text:p>
      <text:p text:style-name="P1">Cчётчик 1: коэффициент: 1349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7.02.2018 11:59:50<text:tab/>Чтение идентификационных данных</text:p>
      <text:p text:style-name="P1">Внутренний номер: 3591</text:p>
      <text:p text:style-name="P1">Серийный номер: 3</text:p>
      <text:p text:style-name="P1">Номер поставки: 299</text:p>
      <text:p text:style-name="P1">Тип БД: БДКГ-02</text:p>
      <text:p text:style-name="P1"/>
      <text:p text:style-name="P1">27.02.2018 11:59:51<text:tab/>Чтение времени интегрирования</text:p>
      <text:p text:style-name="P1">254</text:p>
      <text:p text:style-name="P1"/>
      <text:p text:style-name="P1">27.02.2018 11:59:52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7.02.2018 11:59:54<text:tab/>Чтение коэффициентов</text:p>
      <text:p text:style-name="P1">Cчётчик 1: мёртвое время: 7.466e-005</text:p>
      <text:p text:style-name="P1">Cчётчик 1: коэффициент: 0.06956</text:p>
      <text:p text:style-name="P1">Cчётчик 1: собственный фон: 0.7347</text:p>
      <text:p text:style-name="P1"/>
      <text:p text:style-name="P1">27.02.2018 11:59:57<text:tab/>Чтение коэффициентов</text:p>
      <text:p text:style-name="P1">Cчётчик 1: мёртвое время: 3.094e-005</text:p>
      <text:p text:style-name="P1">Cчётчик 1: коэффициент: 8.425</text:p>
      <text:p text:style-name="P1">Cчётчик 1: собственный фон: 0</text:p>
      <text:p text:style-name="P1"/>
      <text:p text:style-name="P1">27.02.2018 12:00:01<text:tab/>Чтение коэффициентов</text:p>
      <text:p text:style-name="P1">Cчётчик 1: мёртвое время: 0.0001425</text:p>
      <text:p text:style-name="P1">Cчётчик 1: коэффициент: 1654</text:p>
      <text:p text:style-name="P1">Cчётчик 1: собственный фон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23H53M51S</meta:editing-duration>
    <meta:editing-cycles>59</meta:editing-cycles>
    <meta:generator>OpenOffice/4.1.4$Win32 OpenOffice.org_project/414m5$Build-9788</meta:generator>
    <dc:date>2018-02-27T12:03:40.29</dc:date>
    <meta:print-date>2018-02-27T12:01:03.39</meta:print-date>
    <meta:printed-by>Vadim Serikov</meta:printed-by>
    <dc:creator>Vadim Serikov</dc:creator>
    <meta:document-statistic meta:table-count="0" meta:image-count="0" meta:object-count="0" meta:page-count="1" meta:paragraph-count="44" meta:word-count="182" meta:character-count="1341"/>
    <meta:user-defined meta:name="Info 1"/>
    <meta:user-defined meta:name="Info 2"/>
    <meta:user-defined meta:name="Info 3"/>
    <meta:user-defined meta:name="Info 4"/>
  </office:meta>
</office:document-meta>
</file>